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1872d"/>
    </style:style>
    <style:style style:name="P2" style:family="paragraph" style:parent-style-name="Standard">
      <style:text-properties officeooo:paragraph-rsid="0011872d"/>
    </style:style>
    <style:style style:name="P3" style:family="paragraph" style:parent-style-name="Standard">
      <style:text-properties officeooo:paragraph-rsid="0013f999"/>
    </style:style>
    <style:style style:name="P4" style:family="paragraph" style:parent-style-name="Standard">
      <style:text-properties officeooo:rsid="0011872d" officeooo:paragraph-rsid="0011872d"/>
    </style:style>
    <style:style style:name="P5" style:family="paragraph" style:parent-style-name="Standard">
      <style:text-properties officeooo:paragraph-rsid="0013f999"/>
    </style:style>
    <style:style style:name="P6" style:family="paragraph" style:parent-style-name="Standard">
      <style:text-properties officeooo:rsid="001777de" officeooo:paragraph-rsid="001777de"/>
    </style:style>
    <style:style style:name="P7" style:family="paragraph" style:parent-style-name="Standard">
      <style:paragraph-properties fo:text-align="center" style:justify-single-word="false"/>
      <style:text-properties officeooo:rsid="001777de" officeooo:paragraph-rsid="001777de"/>
    </style:style>
    <style:style style:name="P8" style:family="paragraph" style:parent-style-name="Standard">
      <style:paragraph-properties fo:text-align="start" style:justify-single-word="false"/>
      <style:text-properties officeooo:rsid="001777de" officeooo:paragraph-rsid="001777de"/>
    </style:style>
    <style:style style:name="P9" style:family="paragraph" style:parent-style-name="Standard">
      <style:paragraph-properties fo:text-align="start" style:justify-single-word="false"/>
      <style:text-properties officeooo:rsid="001777de" officeooo:paragraph-rsid="0017ca50"/>
    </style:style>
    <style:style style:name="P10" style:family="paragraph" style:parent-style-name="Standard">
      <style:paragraph-properties fo:text-align="start" style:justify-single-word="false"/>
      <style:text-properties officeooo:rsid="001777de" officeooo:paragraph-rsid="001a5557"/>
    </style:style>
    <style:style style:name="P11" style:family="paragraph" style:parent-style-name="Standard">
      <style:paragraph-properties fo:text-align="start" style:justify-single-word="false"/>
      <style:text-properties officeooo:paragraph-rsid="0011872d"/>
    </style:style>
    <style:style style:name="P12" style:family="paragraph" style:parent-style-name="Standard">
      <style:paragraph-properties fo:text-align="start" style:justify-single-word="false"/>
      <style:text-properties fo:font-style="normal" officeooo:rsid="001777de" officeooo:paragraph-rsid="001777de" style:font-style-asian="normal" style:font-style-complex="normal"/>
    </style:style>
    <style:style style:name="P13" style:family="paragraph" style:parent-style-name="Standard">
      <style:paragraph-properties fo:text-align="start" style:justify-single-word="false"/>
      <style:text-properties fo:font-style="normal" officeooo:rsid="0017ca50" officeooo:paragraph-rsid="0017ca50" style:font-style-asian="normal" style:font-style-complex="normal"/>
    </style:style>
    <style:style style:name="T1" style:family="text">
      <style:text-properties officeooo:rsid="0011872d"/>
    </style:style>
    <style:style style:name="T2" style:family="text">
      <style:text-properties fo:font-style="italic" fo:font-weight="bold" officeooo:rsid="0011872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1872d" style:font-style-asian="normal" style:font-weight-asian="normal" style:font-style-complex="normal" style:font-weight-complex="normal"/>
    </style:style>
    <style:style style:name="T6" style:family="text">
      <style:text-properties fo:font-style="normal" fo:font-weight="normal" officeooo:rsid="0012343d" style:font-style-asian="normal" style:font-weight-asian="normal" style:font-style-complex="normal" style:font-weight-complex="normal"/>
    </style:style>
    <style:style style:name="T7" style:family="text">
      <style:text-properties fo:font-style="normal" fo:font-weight="normal" officeooo:rsid="0013f999" style:font-style-asian="normal" style:font-weight-asian="normal" style:font-style-complex="normal" style:font-weight-complex="normal"/>
    </style:style>
    <style:style style:name="T8" style:family="text">
      <style:text-properties fo:font-style="normal" fo:font-weight="normal" officeooo:rsid="0017ca50" style:font-style-asian="normal" style:font-weight-asian="normal" style:font-style-complex="normal" style:font-weight-complex="normal"/>
    </style:style>
    <style:style style:name="T9" style:family="text">
      <style:text-properties fo:font-style="normal" fo:font-weight="normal" officeooo:rsid="001a5557" style:font-style-asian="normal" style:font-weight-asian="normal" style:font-style-complex="normal" style:font-weight-complex="normal"/>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17c877" style:font-size-asian="14pt" style:font-style-asian="italic" style:font-weight-asian="normal" style:font-size-complex="14pt" style:font-style-complex="italic" style:font-weight-complex="normal"/>
    </style:style>
    <style:style style:name="T12" style:family="text">
      <style:text-properties fo:font-size="14pt" fo:font-style="italic" style:text-underline-style="none" fo:font-weight="normal" officeooo:rsid="0017c877" style:font-size-asian="14pt" style:font-style-asian="italic" style:font-weight-asian="normal" style:font-size-complex="14pt" style:font-style-complex="italic" style:font-weight-complex="normal"/>
    </style:style>
    <style:style style:name="T13" style:family="text">
      <style:text-properties fo:font-size="14pt" fo:font-style="italic" style:text-underline-style="none" fo:font-weight="normal" officeooo:rsid="0017ca50" style:font-size-asian="14pt" style:font-style-asian="italic" style:font-weight-asian="normal" style:font-size-complex="14pt" style:font-style-complex="italic" style:font-weight-complex="normal"/>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17c877"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17c877" style:font-size-asian="14pt" style:font-weight-asian="normal" style:font-size-complex="14pt" style:font-weight-complex="normal"/>
    </style:style>
    <style:style style:name="T18" style:family="text">
      <style:text-properties fo:font-size="14pt" style:text-underline-style="none" fo:font-weight="normal" officeooo:rsid="0017ca50" style:font-size-asian="14pt" style:font-weight-asian="normal"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 sánh giữa List và Array trong Python:</text:p>
      <text:p text:style-name="P3"><text:span text:style-name="T1">List và Array đều sử dụng để lưu trữ dữ liệu trong Python, tuy nhiên chúng lại không có cùng một mục đích sử dụng. Chúng đều sử dụng để lưu trữ dữ liệu ở </text:span><text:span text:style-name="T2">bất kỳ dạng nào</text:span><text:span text:style-name="T5"> (số thực, chuỗi …), và đều </text:span><text:span text:style-name="T6">có khả năng được truy xuất (indexed) và sử dụng nhiều lần (iterated through). Sự giống nhau </text:span><text:span text:style-name="T7">giữa list và array chỉ có thế. Điểm khác biệt chính của chúng là hàm mà bạn dùng để biểu thị chúng. Ví dụ, bạn có thể chia một array cho 3, khi đó mỗi số trong array sẽ được chia cho 3 và kết quả sẽ được in ra nếu bạn yêu cầu. Trong khi nếu chia một list cho 3, Python sẽ không thực hiện được và cho ra một kết quả lỗi</text:span></text:p>
      <text:p text:style-name="P3"><text:span text:style-name="T7"><text:s text:c="27"/></text:span></text:p>
      <text:p text:style-name="P6"><text:span text:style-name="T4">Bài 2:</text:span></text:p>
      <text:p text:style-name="P6"><text:span text:style-name="T4"/></text:p>
      <text:p text:style-name="P6"><text:a xlink:type="simple" xlink:href="https://medium.com/backticks-tildes/list-vs-array-python-data-type-40ac4f294551" text:style-name="Internet_20_link" text:visited-style-name="Visited_20_Internet_20_Link"><text:span text:style-name="T4">https://medium.com/backticks-tildes/list-vs-array-python-data-type-40ac4f294551</text:span></text:a></text:p>
      <text:p text:style-name="P6"><text:span text:style-name="T4"/></text:p>
      <text:p text:style-name="P6"><text:span text:style-name="T4">List và Array - Dạng dữ liệu</text:span></text:p>
      <text:p text:style-name="P6"><text:span text:style-name="T4"/></text:p>
      <text:p text:style-name="P8"><text:span text:style-name="T4">Vào một ngày đẹp trời mát-mẻ-không-như-hôm-nay, tôi đang làm việc với Python và đang sử dụng </text:span><text:span text:style-name="T3">lists.</text:span><text:span text:style-name="T4"> Tôi tạo một list trống và đặt nó là</text:span><text:span text:style-name="T3"> cost_array</text:span><text:span text:style-name="T4">. Bạn của tôi nhìn thấy nó và đặt câu hỏi: <text:line-break/> <text:s text:c="25"/></text:span></text:p>
      <text:p text:style-name="P7"><text:span text:style-name="T10">“What is the difference between a List and an Array?”</text:span></text:p>
      <text:p text:style-name="P7"><text:span text:style-name="T10"/></text:p>
      <text:p text:style-name="P12"><text:span text:style-name="T14">Tôi bắt đầu suy nghĩ về điều này. Trước đó, tôi luôn cho rằng dữ liệu dạng [‘Bolaji’, ‘Proton’] là dạng list trong Python và dạng Array trong JavaScript. </text:span><text:span text:style-name="T15">Như chúng ta đã biết, Array cũng là một loại dữ liệu trong Python, có nghĩa là trong Python, chúng ta có cả dạng </text:span><text:span text:style-name="T11">array</text:span><text:span text:style-name="T15"> và </text:span><text:span text:style-name="T11">list</text:span><text:span text:style-name="T15"> (trong khi dạng list thì phổ biến hơn). Hầu hết mọi người sử dụng </text:span><text:span text:style-name="T12">array </text:span><text:span text:style-name="T17">khi họ làm việc với Data Science và sử dụng các thư viện như là </text:span><text:span text:style-name="T12">numpy</text:span><text:span text:style-name="T17">. Array </text:span><text:span text:style-name="T18">thực sự có vai trò quan trọng trong cấu trúc dữ liệu của các ứng dụng khoa học và kỹ thuật. Dạng array phổ biến nhất thường được sử dụng trong Python là </text:span><text:span text:style-name="T13">numpy</text:span><text:span text:style-name="T18">.</text:span></text:p>
      <text:p text:style-name="P12"><text:span text:style-name="T18"/></text:p>
      <text:p text:style-name="P13"><text:span text:style-name="T16">Sự tương đồng giữa Lists và Arrays:</text:span></text:p>
      <text:p text:style-name="P13"><text:span text:style-name="T16">- Sử dụng để lưu trữ dữ liệu</text:span></text:p>
      <text:p text:style-name="P13"><text:span text:style-name="T16">- Có khả năng dễ dàng thay đổi</text:span></text:p>
      <text:p text:style-name="P13"><text:span text:style-name="T16">- Có khả năng được truy xuất (indexed) và sử dụng nhiều lần (iterated through)</text:span></text:p>
      <text:p text:style-name="P13"><text:span text:style-name="T16">- Có khả năng bị chia nhỏ </text:span></text:p>
      <text:p text:style-name="P13"><text:span text:style-name="T16"><text:s text:c="3"/></text:span></text:p>
      <text:p text:style-name="P9"><text:span text:style-name="T8">Sự khác nhau:</text:span></text:p>
      <text:p text:style-name="P10"><text:span text:style-name="T8">Điểm khác nhau chính giữa 2 loại dữ liệu này là …. Array đặc </text:span><text:span text:style-name="T9">biệt tối ưu hóa dùng trong tính toán số học, vì vậy, nếu bạn đang làm <text:s/>những tác vụ tương tự như thế, bạn nên cân nhắc sử dụng array thay vì list.</text:span></text:p>
      <text:p text:style-name="P10"><text:span text:style-name="T9">Bên cạnh đó, list cũng chứa những yếu tố có kiểu dữ liệu khác nhau, nhưng array thường được sử dụng </text:span><text:span text:style-name="T8"><text:s/></text:span><text:span text:style-name="T3"><text:s text:c="262"/></text:span></text:p>
      <text:p text:style-name="P6"><text:span text:style-name="T4"><text:s text:c="101"/></text:span></text:p>
      <text:p text:style-name="P6"><text:span text:style-name="T4"/></text:p>
      <text:p text:style-name="P3"><text:span text:style-name="T7"><text:s text:c="3"/></text:span><text:span text:style-name="T4"><text:s/></text:span></text:p>
      <text:p text:style-name="P2"><text:s text:c="151"/></text:p>
      <text:p text:style-name="P1"><text:s text:c="28"/></text:p>
      <text:p text:style-name="P1"/>
      <text:p text:style-name="P1"><text:s text:c="100"/></text:p>
      <text:p text:style-name="P1"/>
      <text:p text:style-name="P1"><text:soft-page-break/></text:p>
      <text:p text:style-name="P1"/>
      <text:p text:style-name="P1"><text:s text:c="92"/></text:p>
      <text:p text:style-name="P1"><text:s text:c="112"/></text:p>
      <text:p text:style-name="P1"/>
      <text:p text:style-name="P1"/>
      <text:p text:style-name="P1"/>
      <text:p text:style-name="P1"/>
      <text:p text:style-name="P1"/>
      <text:p text:style-name="P1"/>
      <text:p text:style-name="P1"><text:s text:c="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4.2$Linux_X86_64 LibreOffice_project/20$Build-2</meta:generator>
    <meta:editing-cycles>0</meta:editing-cycles>
    <meta:editing-duration>P0D</meta:editing-duration>
    <meta:document-statistic meta:table-count="0" meta:image-count="0" meta:object-count="0" meta:page-count="2" meta:paragraph-count="26" meta:word-count="440" meta:character-count="3043" meta:non-whitespace-character-count="1680"/>
  </office:meta>
</office:document-meta>
</file>